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3" style:family="table">
      <style:table-properties style:width="17.006cm" table:align="margins" style:may-break-between-rows="false"/>
    </style:style>
    <style:style style:name="Таблица13.A" style:family="table-column">
      <style:table-column-properties style:column-width="17.006cm" style:rel-column-width="65535*"/>
    </style:style>
    <style:style style:name="Таблица13.A1" style:family="table-cell">
      <style:table-cell-properties fo:padding="0.076cm" fo:border="none"/>
    </style:style>
    <style:style style:name="Таблица13.A5" style:family="table-cell">
      <style:table-cell-properties fo:background-color="transparent" fo:padding="0.076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cm" fo:margin-bottom="0.212cm" fo:text-align="justify" style:justify-single-word="false" fo:text-indent="1cm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fo:background-color="#ffff00" style:font-size-asian="8pt" style:font-size-complex="8pt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background-color="#ffff00" style:font-size-asian="8pt" style:font-size-complex="8pt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cm" fo:margin-bottom="0cm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ext_20_body">
      <style:paragraph-properties fo:margin-top="0cm" fo:margin-bottom="0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cm" fo:margin-bottom="0.102cm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fo:background-color="#ffff00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6">ПОВЕРКИ</text:span></text:p>
      <text:p text:style-name="P5"><text:span text:style-name="T18">поверки 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<text:span text:style-name="T29">МП. МН 743-99</text:span></text:p>
      <text:p text:style-name="P33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6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6">15</text:span></text:p>
          </table:table-cell>
        </table:table-row>
        <table:table-row>
          <table:table-cell table:style-name="t1.A3" office:value-type="string">
            <text:p text:style-name="P17">800<text:span text:style-name="T6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26">±<text:span text:style-name="T6">15.4</text:span></text:p>
          </table:table-cell>
        </table:table-row>
        <table:table-row>
          <table:table-cell table:style-name="t1.A7" office:value-type="string">
            <text:p text:style-name="P17"><text:span text:style-name="T6">4</text:span> 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26">±<text:span text:style-name="T6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28">,</text:span>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1</text:p>
          </table:table-cell>
          <table:table-cell table:style-name="s1.B4" office:value-type="string">
            <text:p text:style-name="P25"><text:s text:c="2"/>$1-d<text:span text:style-name="T1">1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6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6">15</text:span></text:p>
          </table:table-cell>
        </table:table-row>
        <table:table-row>
          <table:table-cell table:style-name="t2.A3" office:value-type="string">
            <text:p text:style-name="P17">800<text:span text:style-name="T6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6">15.4</text:span></text:p>
          </table:table-cell>
        </table:table-row>
        <table:table-row>
          <table:table-cell table:style-name="t2.A7" office:value-type="string">
            <text:p text:style-name="P17"><text:span text:style-name="T6">4</text:span> 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7">$2-m31</text:p>
              <text:p text:style-name="P37">$2-m32</text:p>
              <text:p text:style-name="P37">$2-m33</text:p>
              <text:p text:style-name="P37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6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1</text:p>
          </table:table-cell>
          <table:table-cell table:style-name="s2.B4" office:value-type="string">
            <text:p text:style-name="P25"><text:s text:c="2"/>$2-d<text:span text:style-name="T1">1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6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6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6">15</text:span></text:p>
          </table:table-cell>
        </table:table-row>
        <table:table-row>
          <table:table-cell table:style-name="t3.A3" office:value-type="string">
            <text:p text:style-name="P17">800<text:span text:style-name="T6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6">15.4</text:span></text:p>
          </table:table-cell>
        </table:table-row>
        <table:table-row>
          <table:table-cell table:style-name="t3.A7" office:value-type="string">
            <text:p text:style-name="P17"><text:span text:style-name="T6">4</text:span> 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7">$3-m31</text:p>
              <text:p text:style-name="P37">$3-m32</text:p>
              <text:p text:style-name="P37">$3-m33</text:p>
              <text:p text:style-name="P37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6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1</text:p>
          </table:table-cell>
          <table:table-cell table:style-name="s3.B4" office:value-type="string">
            <text:p text:style-name="P25"><text:s text:c="2"/>$3-d<text:span text:style-name="T1">1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6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6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6">15</text:span></text:p>
          </table:table-cell>
        </table:table-row>
        <table:table-row>
          <table:table-cell table:style-name="t4.A3" office:value-type="string">
            <text:p text:style-name="P17">800<text:span text:style-name="T6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6">15.4</text:span></text:p>
          </table:table-cell>
        </table:table-row>
        <table:table-row>
          <table:table-cell table:style-name="t4.A7" office:value-type="string">
            <text:p text:style-name="P17"><text:span text:style-name="T6">4</text:span> 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7">$4-m31</text:p>
              <text:p text:style-name="P37">$4-m32</text:p>
              <text:p text:style-name="P37">$4-m33</text:p>
              <text:p text:style-name="P37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6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1</text:p>
          </table:table-cell>
          <table:table-cell table:style-name="s4.B4" office:value-type="string">
            <text:p text:style-name="P25"><text:s text:c="2"/>$4-d<text:span text:style-name="T1">1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6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6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6">15</text:span></text:p>
          </table:table-cell>
        </table:table-row>
        <table:table-row>
          <table:table-cell table:style-name="t5.A3" office:value-type="string">
            <text:p text:style-name="P17">800<text:span text:style-name="T6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6">15.4</text:span></text:p>
          </table:table-cell>
        </table:table-row>
        <table:table-row>
          <table:table-cell table:style-name="t5.A7" office:value-type="string">
            <text:p text:style-name="P17"><text:span text:style-name="T6">4</text:span> 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7">$5-m31</text:p>
              <text:p text:style-name="P37">$5-m32</text:p>
              <text:p text:style-name="P37">$5-m33</text:p>
              <text:p text:style-name="P37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6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1</text:p>
          </table:table-cell>
          <table:table-cell table:style-name="s5.B4" office:value-type="string">
            <text:p text:style-name="P25"><text:s text:c="2"/>$5-d<text:span text:style-name="T1">1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6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6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6">15</text:span></text:p>
          </table:table-cell>
        </table:table-row>
        <table:table-row>
          <table:table-cell table:style-name="t6.A3" office:value-type="string">
            <text:p text:style-name="P17">800<text:span text:style-name="T6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6">15.4</text:span></text:p>
          </table:table-cell>
        </table:table-row>
        <table:table-row>
          <table:table-cell table:style-name="t6.A7" office:value-type="string">
            <text:p text:style-name="P17"><text:span text:style-name="T6">4</text:span> 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7">$6-m31</text:p>
              <text:p text:style-name="P37">$6-m32</text:p>
              <text:p text:style-name="P37">$6-m33</text:p>
              <text:p text:style-name="P37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6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1</text:p>
          </table:table-cell>
          <table:table-cell table:style-name="s6.B4" office:value-type="string">
            <text:p text:style-name="P25"><text:s text:c="2"/>$6-d<text:span text:style-name="T1">1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6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6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6">15</text:span></text:p>
          </table:table-cell>
        </table:table-row>
        <table:table-row>
          <table:table-cell table:style-name="t7.A3" office:value-type="string">
            <text:p text:style-name="P17">800<text:span text:style-name="T6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6">15.4</text:span></text:p>
          </table:table-cell>
        </table:table-row>
        <table:table-row>
          <table:table-cell table:style-name="t7.A7" office:value-type="string">
            <text:p text:style-name="P17"><text:span text:style-name="T6">4</text:span> 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7">$7-m31</text:p>
              <text:p text:style-name="P37">$7-m32</text:p>
              <text:p text:style-name="P37">$7-m33</text:p>
              <text:p text:style-name="P37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6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1</text:p>
          </table:table-cell>
          <table:table-cell table:style-name="s7.B4" office:value-type="string">
            <text:p text:style-name="P25"><text:s text:c="2"/>$7-d<text:span text:style-name="T1">1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6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6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6">15</text:span></text:p>
          </table:table-cell>
        </table:table-row>
        <table:table-row>
          <table:table-cell table:style-name="t8.A3" office:value-type="string">
            <text:p text:style-name="P17">800<text:span text:style-name="T6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6">15.4</text:span></text:p>
          </table:table-cell>
        </table:table-row>
        <table:table-row>
          <table:table-cell table:style-name="t8.A7" office:value-type="string">
            <text:p text:style-name="P17"><text:span text:style-name="T6">4</text:span> 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7">$8-m31</text:p>
              <text:p text:style-name="P37">$8-m32</text:p>
              <text:p text:style-name="P37">$8-m33</text:p>
              <text:p text:style-name="P37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6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1</text:p>
          </table:table-cell>
          <table:table-cell table:style-name="s8.B4" office:value-type="string">
            <text:p text:style-name="P25"><text:s text:c="2"/>$8-d<text:span text:style-name="T1">1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6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6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6">15</text:span></text:p>
          </table:table-cell>
        </table:table-row>
        <table:table-row>
          <table:table-cell table:style-name="t9.A3" office:value-type="string">
            <text:p text:style-name="P17">800<text:span text:style-name="T6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6">15.4</text:span></text:p>
          </table:table-cell>
        </table:table-row>
        <table:table-row>
          <table:table-cell table:style-name="t9.A7" office:value-type="string">
            <text:p text:style-name="P17"><text:span text:style-name="T6">4</text:span> 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7">$9-m31</text:p>
              <text:p text:style-name="P37">$9-m32</text:p>
              <text:p text:style-name="P37">$9-m33</text:p>
              <text:p text:style-name="P37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6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1</text:p>
          </table:table-cell>
          <table:table-cell table:style-name="s9.B4" office:value-type="string">
            <text:p text:style-name="P25"><text:s text:c="2"/>$9-d<text:span text:style-name="T1">1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6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6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6">15</text:span></text:p>
          </table:table-cell>
        </table:table-row>
        <table:table-row>
          <table:table-cell table:style-name="t10.A3" office:value-type="string">
            <text:p text:style-name="P17">800<text:span text:style-name="T6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6">15.4</text:span></text:p>
          </table:table-cell>
        </table:table-row>
        <table:table-row>
          <table:table-cell table:style-name="t10.A7" office:value-type="string">
            <text:p text:style-name="P17"><text:span text:style-name="T6">4</text:span> 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7">$10-m31</text:p>
              <text:p text:style-name="P37">$10-m32</text:p>
              <text:p text:style-name="P37">$10-m33</text:p>
              <text:p text:style-name="P37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6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1</text:p>
          </table:table-cell>
          <table:table-cell table:style-name="s10.B4" office:value-type="string">
            <text:p text:style-name="P25"><text:s text:c="2"/>$10-d<text:span text:style-name="T1">1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6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6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6">15</text:span></text:p>
          </table:table-cell>
        </table:table-row>
        <table:table-row>
          <table:table-cell table:style-name="t11.A3" office:value-type="string">
            <text:p text:style-name="P17">800<text:span text:style-name="T6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6">15.4</text:span></text:p>
          </table:table-cell>
        </table:table-row>
        <table:table-row>
          <table:table-cell table:style-name="t11.A7" office:value-type="string">
            <text:p text:style-name="P17"><text:span text:style-name="T6">4</text:span> 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7">$11-m31</text:p>
              <text:p text:style-name="P37">$11-m32</text:p>
              <text:p text:style-name="P37">$11-m33</text:p>
              <text:p text:style-name="P37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6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1</text:p>
          </table:table-cell>
          <table:table-cell table:style-name="s11.B4" office:value-type="string">
            <text:p text:style-name="P25"><text:s text:c="2"/>$11-d<text:span text:style-name="T1">1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6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6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6">15</text:span></text:p>
          </table:table-cell>
        </table:table-row>
        <table:table-row>
          <table:table-cell table:style-name="t12.A3" office:value-type="string">
            <text:p text:style-name="P17">800<text:span text:style-name="T6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6">15.4</text:span></text:p>
          </table:table-cell>
        </table:table-row>
        <table:table-row>
          <table:table-cell table:style-name="t12.A7" office:value-type="string">
            <text:p text:style-name="P17"><text:span text:style-name="T6">4</text:span> 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7">$12-m31</text:p>
              <text:p text:style-name="P37">$12-m32</text:p>
              <text:p text:style-name="P37">$12-m33</text:p>
              <text:p text:style-name="P37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6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1</text:p>
          </table:table-cell>
          <table:table-cell table:style-name="s12.B4" office:value-type="string">
            <text:p text:style-name="P25"><text:s text:c="2"/>$12-d<text:span text:style-name="T1">1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6">15.4</text:span></text:p>
          </table:table-cell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635cm" fo:margin-bottom="0.453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5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51:58.44</dc:date>
    <meta:editing-duration>P3DT6H9M59S</meta:editing-duration>
    <meta:editing-cycles>371</meta:editing-cycles>
    <meta:generator>OpenOffice/4.1.6$Win32 OpenOffice.org_project/416m1$Build-9790</meta:generator>
    <dc:creator>Squorpikkor </dc:creator>
    <meta:document-statistic meta:table-count="25" meta:image-count="0" meta:object-count="0" meta:page-count="7" meta:paragraph-count="1340" meta:word-count="2304" meta:character-count="16755"/>
  </office:meta>
</office:document-meta>
</file>